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9">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45</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4">
          <table:table-cell table:style-name="ce30" office:value-type="date" office:date-value="2017-12-13" calcext:value-type="date">
            <text:p>2017-12-13</text:p>
          </table:table-cell>
          <table:table-cell table:number-columns-repeated="7"/>
          <table:table-cell office:value-type="string" calcext:value-type="string">
            <text:p><text:span text:style-name="T3">- NMD250 quiz</text:span></text:p>
            <text:p><text:span text:style-name="T3">- Birdman thing</text:span></text:p>
            <text:p><text:span text:style-name="T3">- Do NMD442 final project</text:span></text:p>
            <text:p><text:span text:style-name="T3">- COS301 program</text:span></text:p>
          </table:table-cell>
          <table:table-cell table:number-columns-repeated="1015"/>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3">00/00/0000</text:date>, <text:time style:data-style-name="N2" text:time-value="01:42:49.60752856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3T01:53:31.275768526</dc:date>
    <meta:creation-date>2016-09-05T22:47:24Z</meta:creation-date>
    <meta:editing-cycles>1649</meta:editing-cycles>
    <meta:editing-duration>P34DT14H39M32S</meta:editing-duration>
    <meta:generator>LibreOffice/5.2.7.2$Linux_X86_64 LibreOffice_project/20m0$Build-2</meta:generator>
    <meta:document-statistic meta:table-count="4" meta:cell-count="4408" meta:object-count="0"/>
  </office:meta>
</office:document-meta>
</file>